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in.xml" manifest:media-type="text/xml"/>
  <manifest:file-entry manifest:full-path="Basic/Standard/script-lb.xml" manifest:media-type="text/xml"/>
  <manifest:file-entry manifest:full-path="Basic/script-lc.xml" manifest:media-type="text/xml"/>
  <manifest:file-entry manifest:full-path="Dialogs/Standard/Zahlungsmaske.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paragraph-properties fo:line-height="0.529cm" fo:text-align="end" style:justify-single-word="false"/>
    </style:style>
    <style:style style:name="P3" style:family="paragraph" style:parent-style-name="Header">
      <style:text-properties style:font-name="Trebuchet MS" fo:font-size="10.5pt" officeooo:paragraph-rsid="001e2159" style:font-size-asian="10.5pt" style:font-size-complex="10.5pt"/>
    </style:style>
    <style:style style:name="P4" style:family="paragraph" style:parent-style-name="Standard" style:master-page-name="First_20_Page">
      <style:paragraph-properties fo:line-height="0.529cm" style:page-number="auto"/>
      <style:text-properties style:font-name="Arial" fo:font-size="10.5pt" officeooo:paragraph-rsid="003293e0" style:font-size-asian="10.5pt" style:font-size-complex="11pt" style:font-weight-complex="bold"/>
    </style:style>
    <style:style style:name="P5" style:family="paragraph">
      <style:paragraph-properties fo:text-align="center"/>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tartGenerator" form:control-implementation="ooo:com.sun.star.form.component.CommandButton" xml:id="control1" form:id="control1" form:label="StartGenerati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ain.StartUI?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ontrol text:anchor-type="paragraph" draw:z-index="0" draw:name="Steuerelement 1" draw:style-name="gr1" draw:text-style-name="P5" svg:width="10.614cm" svg:height="4.351cm" svg:x="2.856cm" svg:y="3.027cm" draw:control="control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1"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style>
    <style:style style:name="MP3" style:family="paragraph" style:parent-style-name="Header">
      <style:text-properties style:font-name="Trebuchet MS" fo:font-size="10.5pt" officeooo:paragraph-rsid="001e2159" style:font-size-asian="10.5pt" style:font-size-complex="10.5pt"/>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557_2459670060"/><text:bookmark text:name="__Fieldmark__77_3709833866"/><text:bookmark text:name="__Fieldmark__80_4015563005"/><text:bookmark text:name="__Fieldmark__216_888709815"/><text:bookmark text:name="__Fieldmark__57_2867717601"/><text:bookmark text:name="__Fieldmark__58_3785887165"/><text:bookmark text:name="__Fieldmark__67_873055836"/><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579_2459670060"/><text:bookmark text:name="__Fieldmark__93_3709833866"/><text:bookmark text:name="__Fieldmark__90_4015563005"/><text:bookmark text:name="__Fieldmark__228_888709815"/><text:bookmark text:name="__Fieldmark__70_2867717601"/><text:bookmark text:name="__Fieldmark__77_3785887165"/><text:bookmark text:name="__Fieldmark__92_873055836"/><text:page-number text:select-page="current">0</text:page-number><text:page-count>1</text:page-count><text:table-formula text:formula="ooow:+1" style:data-style-name="N0"/><text:bookmark text:name="__Fieldmark__600_2459670060"/><text:bookmark text:name="__Fieldmark__108_3709833866"/><text:bookmark text:name="__Fieldmark__99_4015563005"/><text:bookmark text:name="__Fieldmark__226_888709815"/><text:bookmark text:name="__Fieldmark__82_2867717601"/><text:bookmark text:name="__Fieldmark__95_3785887165"/><text:bookmark text:name="__Fieldmark__116_873055836"/><text:page-number text:select-page="current">0</text:page-number>3</text:p>
      </style:footer>
    </style:master-page>
    <style:master-page style:name="First_20_Page" style:display-name="First Page" style:page-layout-name="Mpm2" draw:style-name="Mdp1" style:next-style-name="Standard">
      <style:header>
        <text:p text:style-name="MP2"/>
      </style:header>
      <style:footer>
        <text:p text:style-name="MP3">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303</meta:editing-cycles>
    <meta:creation-date>2021-02-19T14:39:00</meta:creation-date>
    <dc:date>2026-01-15T19:25:19.327000000</dc:date>
    <dc:language>de-DE</dc:language>
    <meta:editing-duration>PT11H23M12S</meta:editing-duration>
    <meta:generator>LibreOffice/7.2.4.1$Windows_X86_64 LibreOffice_project/27d75539669ac387bb498e35313b970b7fe9c4f9</meta:generator>
    <meta:print-date>2025-10-29T11:57:42.282000000</meta:print-date>
    <meta:document-statistic meta:table-count="0" meta:image-count="0" meta:object-count="0" meta:page-count="1" meta:paragraph-count="2" meta:word-count="12" meta:character-count="59" meta:non-whitespace-character-count="52"/>
    <meta:user-defined meta:name="AppVersion">16.0000</meta:user-defined>
    <meta:user-defined meta:name="Company">msg systems ag</meta:user-defined>
    <meta:user-defined meta:name="DocSecurity" meta:value-type="float">0</meta:user-defined>
    <meta:user-defined meta:name="HyperlinksChanged" meta:value-type="boolean">false</meta:user-defined>
    <meta:user-defined meta:name="LinksUpToDate" meta:value-type="boolean">false</meta:user-defined>
    <meta:user-defined meta:name="ReplacerDict" meta:value-type="string">D|8:{{FIRMA}}=8:|8:{{ANSCHRIFT}}=8:|8:{{STELLE}}=8:|</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Basic/Standard/Main.xml><?xml version="1.0" encoding="utf-8"?>
<!DOCTYPE module  PUBLIC '-//OpenOffice.org//DTD OfficeDocument 1.0//EN'  'module.dtd'>
<script:module xmlns:script="http://openoffice.org/2000/script" script:name="Main" script:language="StarBasic" script:moduleType="normal">REM  *****  BASIC  *****
Option VBASupport 1
Option Explicit

Dim gTemplateFolderURLs() As String
Global oDialog As Object
Dim Tbl_Parameter As Object
Dim ListBox_Templates As Object
Dim Cb_SaveTemplateOnAccept As Object
Dim Cb_TemplateInFolderName As Object
Dim GeneratorDoc As Object
Dim CurrentTemplate As Object 
Dim oSFA As Object
Dim oDialogRunning As Boolean
Dim Init As Boolean
Dim oProps As Object 'UserProperties to save
Dim TParDic As Object
Dim oParameterDataModel As Object


Sub StartUI()	
	Init = True
	GetGeneratorDOCURL
	oProps = GeneratorDoc.DocumentProperties.UserDefinedProperties
	GeneratorDoc.DialogLibraries.loadLibrary("Standard")
	GlobalScope.BasicLibraries.loadLibrary("ScriptForge")
	oDialog = CreateUnoDialog(DialogLibraries.Standard.Zahlungsmaske) 
	ListBox_Templates = oDialog.getControl("ListBox_Templates") 
	Tbl_Parameter = oDialog.getControl("Tbl_Parameter")
    oParameterDataModel = createUnoService( "com.sun.star.awt.grid.DefaultGridDataModel")
    Tbl_Parameter.Model.GridDataModel = oParameterDataModel
	Cb_SaveTemplateOnAccept = oDialog.getControl("Cb_SaveTemplateOnAccept") 
	Cb_TemplateInFolderName =  oDialog.getControl("Cb_TemplateInFolderName") 
	Cb_TemplateInFolderName.State = True
    oSFA = CreateUnoService("com.sun.star.ucb.SimpleFileAccess")
    
    LoadReplaceMarkers
	
	If Not LoadTemplateFolders = 0 Then
		Init = False
		oDialog.setVisible(True)
		oDialogRunning = True
		Do While oDialogRunning
		    Wait 100
		Loop
	End If 'oDialog.setPropertyValue("AlwaysOnTop", True) 
	Init = False
End Sub

Sub CloseUI()
	ListBox_Parameter = Nothing
	ListBox_Templates = Nothing
	Cb_SaveTemplateOnAccept = Nothing
	Cb_TemplateInFolderName =  Nothing
	OkButtonPressed = False
	oSFA = Nothing
    oDialog.setVisible(False)
    oDialog = Nothing
    oDialogRunning = False
End Sub

Sub GridSelect()
	MsgBox Tbl_Parameter.CurrentRow &amp; ", " &amp; Tbl_Parameter.CurrentColumn
End Sub

Function LoadReplaceMarkers() As Boolean
	Dim d As Variant
	If HasProp("ReplacerDict") Then
	    DeDict(oProps.ReplacerDict)
	    d = TParDic
	Else
		d = CreateObject("Scripting.Dictionary")
	    d.Add "{{FIRMA}}", ""
	    d.Add "{{ANSCHRIFT}}", ""
	    d.Add "{{STELLE}}", ""
	    oProps.addProperty("ReplacerDict", 0, SerDict(d))
	End If
	'Tbl_Parameter.clear()
	Dim i As Long, v
	v = DictTo2DArray(d)

    ' Table vorbereiten
    Dim TCol
    TCol = Tbl_Parameter.Model.ColumnModel.CreateColumn()
    TCol.Title = "Von"
    TCol.MaxWidth = Tbl_Parameter.Size.Width / 4
    Tbl_Parameter.Model.ColumnModel.AddColumn(TCol)
    
    TCol = Tbl_Parameter.Model.ColumnModel.CreateColumn()
    TCol.Title = "Zu"
    TCol.MaxWidth = Tbl_Parameter.Size.Width / 4
    Tbl_Parameter.Model.ColumnModel.AddColumn(TCol)
    
   	Do While oParameterDataModel.RowCount &gt; 0
   		oParameterDataModel.removeRow(0)
   	Loop
	'first parameter is for header title if row header exists, else put empty string
	For i = LBound(v) To UBound(v)
		oParameterDataModel.addRow ( i+1, Array( v(i,0), v(i,1)) )
	Next i
	
    
End Function

Function HasProp(sName As String) As Boolean
    On Error Resume Next
    oProps.PropertySetInfo.hasPropertyByName(sName)
    HasProp = (Err = 0)
    Err = 0
End Function

Function LoadTemplateFolders() As Boolean
    
    ListBox_Templates.removeItems(0, ListBox_Templates.getItemCount())

    Dim sDocURL As String
    Dim sBasePath As String
    Dim sTemplatePath As String

    sDocURL = GeneratorDoc.getURL()
    sBasePath = Left(sDocURL, InStrRev(sDocURL, "/") - 1)
    sTemplatePath = sBasePath &amp; "/Templates"

    If Not oSFA.exists(sTemplatePath) Then Exit Function

    Dim aFolders As Variant
    aFolders = oSFA.getFolderContents(sTemplatePath, True)

    Dim i As Long
    For i = LBound(aFolders) To UBound(aFolders)
        If oSFA.isFolder(aFolders(i)) Then
            If IsValidTemplateFolder(aFolders(i)) Then
                Dim sFolderName As String
                sFolderName = ConvertFromURL(GetFolderName(aFolders(i)))
                ListBox_Templates.addItem(sFolderName, ListBox_Templates.getItemCount())
				ReDim Preserve gTemplateFolderURLs(ListBox_Templates.getItemCount() - 1)
				gTemplateFolderURLs(ListBox_Templates.getItemCount() - 1) = aFolders(i)
            End If
        End If
    Next i
    If UBound(gTemplateFolderURLs) &gt; 0 Then
    	If Init = False Then    		
    		LoadTemplateFolders = True
    		Exit Function
    	End If
    	Dim tB As Boolean
    	tB = Init
    	Init = False
    	ListBox_Templates.selectItemPos(0, True)
    	Init = False
    	LoadTemplateFolders = True
   	Else
   		LoadTemplateFolders = False
   	End If
End Function

Function IsValidTemplateFolder(sFolderURL As String) As Boolean
    Dim aFiles As Variant
    aFiles = oSFA.getFolderContents(sFolderURL, True)

    Dim has01 As Boolean
    Dim has02 As Boolean
    Dim has03 As Boolean

    Dim i As Long
    For i = LBound(aFiles) To UBound(aFiles)
        Dim sName As String
        sName = GetFileName(aFiles(i))

        If InStr(sName, "01_") = 1 And Right(sName, Len("_Anschreiben.odt")) = "_Anschreiben.odt" Then has01 = True
        If InStr(sName, "02_") = 1 And Right(sName, Len("_Lebenslauf.odt")) = "_Lebenslauf.odt" Then has02 = True
        If InStr(sName, "03_") = 1 And Right(sName, Len("_Zeugnisse.odt")) = "_Zeugnisse.odt" Then has03 = True
    Next i

    IsValidTemplateFolder = has01 And has02 And has03
End Function

Function GetFolderName(sURL As String) As String
	Dim TRightName As String
	TRightName = Mid(sURL, InStrRev(sURL, "/") + 1)
	Dim PointPlace As Integer
	PointPlace = Len(TRightName) - InStrRev(TRightName, ".")
	If PointPlace = Len(TRightName) Then
		GetFolderName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Name = TRightName
	Else
		GetFolderName = GetFolderName(Left(sURL, Len(sURL) - Len("/" &amp; TRightName)))
	End If
End Function

Function GetFolderURL(sURL As String) As String
    Dim TRightName As String
	TRightName = Left(sURL, InStrRev(sURL, "/") - 1)
	Dim PointPlace As Integer
	PointPlace = Len(TRightName) - InStrRev(TRightName, ".")
	If PointPlace &lt;= Len(TRightName)Then
		GetFolderURL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URL = TRightName
	Else
		GetFolderURL = GetFolderName(Left(sURL, Len(sURL) - Len("/" &amp; TRightName)))
	End If
End Function

Function GetFileName(sURL As String) As String
    GetFileName = Mid(sURL, InStrRev(sURL, "/") + 1)
End Function

Sub ReplacePlaceholders(oDoc As Object)
    
    Dim oSearch As Object
    Dim oFound As Object
    
    ' Firmenname ersetzen
    oDoc.CurrentController.getViewCursor()
    Set oSearch = oDoc.createSearchDescriptor()
    oSearch.SearchString = "{{FIRMA}}"
    oSearch.ReplaceString = Txt_Firmenname.Text
	oDoc.replaceAll(oSearch)
    
    ' Firmenadresse ersetzen
    Set oSearch = oDoc.createSearchDescriptor()
    oSearch.SearchString = "{{ANSCHRIFT}}"
    oSearch.ReplaceString = Txt_FirmenAdress.Text
	oDoc.replaceAll(oSearch)
    
    ' Stellentitel ersetzen
    Set oSearch = oDoc.createSearchDescriptor()
    oSearch.SearchString = "{{STELLE}}"
    oSearch.ReplaceString = Txt_StellenTitle.Text
	oDoc.replaceAll(oSearch)
End Sub

' Hilfsfunktion: Zeilenumbrüche in lange Strings einfügen
Function InsertLineBreaks(sText As String, nMaxLen As Long) As String
    Dim i As Long, sOut As String
    sOut = ""
    Do While Len(sText) &gt; nMaxLen
        Dim iSpace As Long
        iSpace = InStrRev(Left(sText, nMaxLen), " ")
        If iSpace = 0 Then iSpace = nMaxLen
        sOut = sOut &amp; Left(sText, iSpace) &amp; Chr(10)
        sText = Mid(sText, iSpace + 1)
    Loop
    sOut = sOut &amp; sText
    InsertLineBreaks = sOut
End Function

Function CreateBewerbung() As String
	CreateBewerbung = ""
	Dim SourceFolderURL As String
    SourceFolderURL = gTemplateFolderURLs(ListBox_Templates.getSelectedItemPos())
    
    Dim aFiles As Variant
    aFiles = oSFA.getFolderContents(SourceFolderURL, True) ' nur erste Ebene
    
    ' Zielordner: ./&lt;Firmenname&gt; relativ zum Dokument
    Dim sDocURL As String
    Dim sBasePath As String
    Dim sGeneratedPath As String
    Dim TemplateName As String
    Dim sTargetFolder As String
    sDocURL = GeneratorDoc.getURL()
    sBasePath = GetFolderURL(sDocURL)
    sGeneratedPath = sBasePath &amp; "/Generated"
    If Not oSFA.exists(sGeneratedPath) Then oSFA.createFolder(sGeneratedPath)
    
    Dim FolderStr As String
    If Cb_TemplateInFolderName.State = True Then
    	FolderStr = GetFolderName(SourceFolderURL) &amp; "-" &amp; Txt_Firmenname.Text
    Else
    	FolderStr = Txt_Firmenname.Text
    End If
    sTargetFolder = sGeneratedPath &amp; "/" &amp; FolderStr
    If Not oSFA.exists(sTargetFolder) Then oSFA.createFolder(sTargetFolder)
    
    Dim sAnschreibenURL As String
    Dim i As Long
    Dim oAnschreiben As Object
    Dim CurTemplURL As String
    CurTemplURL = CurrentTemplate.getURL()
    
    ' Anschreiben finden und kopieren
    For i = LBound(aFiles) To UBound(aFiles)
    	If Not InStr(aFiles(i), "~lock") &gt; 0 Then
    		sAnschreibenURL = sTargetFolder &amp; "/" &amp; GetFileName(aFiles(i))
	        If Not aFiles(i) = CurTemplURL Then	            
	            oSFA.copy(aFiles(i), sAnschreibenURL, Array(MakePropertyValue("Overwrite", True)))
	        Else
	        	CurrentTemplate.storeAsURL(sAnschreibenURL, Array(MakePropertyValue("Overwrite", True)))
	        	oAnschreiben = CurrentTemplate
	        	ReplacePlaceholders oAnschreiben
	        	oAnschreiben.store()
	        End If
		End If
    Next i
    CurrentTemplate = Nothing
    TemplateSelectionChanged
    
   	CreateBewerbung = sAnschreibenURL
End Function

Function MakePropertyValue(sName As String, uValue) As com.sun.star.beans.PropertyValue
    Dim oProp As New com.sun.star.beans.PropertyValue
    oProp.Name = sName
    oProp.Value = uValue
    MakePropertyValue = oProp
End Function

Function GetGeneratorDocURL() As String
	GetGeneratorDocURL = ""
	Dim oDoc As Object
	For Each oDoc In StarDesktop.Components
		If oDoc.Title = "Generator.odt" Then 
			GeneratorDoc = oDoc
			GetGeneratorDocURL = oDoc.getURL()
			Exit For
		End If
	Next oDoc
End Function

Function GetDocFromURL(URL As String) As Object
	GetDocFromURL = Nothing
	Dim oDoc As Object
	For Each oDoc In StarDesktop.Components
		If Left(oDoc.Title, Len(URL)) = URL Then 
			GetDocFromURL = oDoc
			Exit For
		End If
	Next oDoc
End Function

Sub OKPressed()		
	
	If Cb_SaveTemplateOnAccept.State = True Then
		SaveCurrentDoc
	End If
	
	Dim sCreatedBewerbungFolderURL As String
	sCreatedBewerbungFolderURL = CreateBewerbung()
	If Left(sCreatedBewerbungFolderURL, Len("Error:")) = "Error:" Then
		MsgBox sCreatedBewerbungFolderURL
		Exit Sub
	End If
	MsgBox "Erfolgreich generierte Bewerbung unter '" &amp; Replace(sCreatedBewerbungFolderURL, "file:///","") &amp; "' gespeichert und zum Bearbeiten geöffnet!"
	Dim SelDoc As Object
	SelDoc = GetDocFromURL(sCreatedBewerbungFolderURL)
	SelDoc.setFocus()
	'OpenDoc sCreatedBewerbungFolderURL, False, True
End Sub

Sub CancelPressed()
	If Cb_SaveTemplateOnAccept.State = True Then
		SaveCurrentDOC
	End IF
	CloseCurrentDOC
	CloseUI
End Sub

Sub SavePressed()
	SaveCurrentDoc
End Sub

Dim fLastSelectionChange As Double
Sub TemplateSelectionChanged()	
	If Init = False and Timer - fLastSelectionChange &gt; 0.4 Then
		On Error Resume Next
		If CurrentTemplate Then			
			If Not GetFolderURL(CurrentTemplate.getURL()) = gTemplateFolderURLs(ListBox_Templates.selectedItemPos()) Then
				If Err &lt;&gt; 0 Then
					Err.Clear
					On Error Goto 0
					Exit Sub
				EndIf
				On Error Goto 0
				CurrentTemplate = SwitchOpenDoc(CurrentTemplate, GetFile(gTemplateFolderURLs(ListBox_Templates.selectedItemPos()), "_Anschreiben.odt"), Cb_SaveTemplateOnAccept.State = True, False, True)
				oDialog.getPeer().toFront()
			End If
			If Err &lt;&gt; 0 Then
				Err.Clear
				On Error Goto 0
				Exit Sub
			EndIf
			On Error Goto 0
		Else
			CurrentTemplate = SwitchOpenDoc(CurrentTemplate, GetFile(gTemplateFolderURLs(ListBox_Templates.selectedItemPos()), "_Anschreiben.odt"), Cb_SaveTemplateOnAccept.State = True, False, True)
			oDialog.getPeer().toFront()
		End If
	End If
	fLastSelectionChange = Timer
End Sub

Dim tLastListBoxClick As Double
Sub TemplateClicked()
	If Timer - tLastListBoxClick &lt; 0.4 And Not CurrentTemplate Is Nothing Then
		'DoubleClick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Exit Sub
		End If
		Dim sNewURL As String
		sNewURL = Left(sCurrFolderURL, Len(sCurrFolderURL) - Len(sCurrFolder)) &amp; Replace(ConvertToURL(NewFolderName), "file:///", "")
		If NewFolderName = "" Then
			MsgBox "Invalid Folder Name"
		Else
			Dim CurrIndex As Integer
			CurrIndex = ListBox_Templates.selectedItemPos()
			SaveDOC CurrentTemplate, True
			CurrentTemplate = Nothing
			ListBox_Templates.removeItems(CurrIndex, 1) 
			ListBox_Templates.addItem(ConvertFromURL(GetFolderName(sNewURL)), CurrIndex)
			gTemplateFolderURLs(CurrIndex) = sNewURL
			oSFA.move(sCurrFolderURL, sNewURL)
			ListBox_Templates.selectItemPos(CurrIndex, True)
		End If
	End If
	tLastListBoxClick = Timer
End Sub

Sub TemplateCopy()
	If Not CurrentTemplate Is Nothing Then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MsgBox "Invalid Folder Name: '" &amp; NewFolderName &amp; "'"
			Exit Sub
		ElseIf NewFolderName = ConvertFromURL(sCurrFolder) Then
			MsgBox "Invalid Folder Name: '" &amp; NewFolderName &amp; "' (same as original)"
			Exit Sub
		End If
		NewFolderName = Replace(ConvertToURL(NewFolderName), "file:///", "")
		Dim sNewURL As String
		sNewURL = Left(sCurrFolderUrl, Len(sCurrFolderURL) - Len(sCurrFolder)) &amp; NewFolderName
		SaveDOC CurrentTemplate, True
		CurrentTemplate = Nothing
		oSFA.copy(sCurrFolderURL, sNewURL)
		Init = True
		LoadTemplateFolders
		Init = False
		Dim i As Integer
		For i = 0 To ListBox_Templates.getItemCount()
			If ListBox_Templates.getItem(i) = ConvertFromURL(NewFolderName) Then
				ListBox_Templates.selectItemPos(i, True)
				Exit For
			End IF
		Next i
	End If
	
End Sub

Dim tLastRemoveClick As Double
Sub TemplateRemove()
	If Timer - tLastRemoveClick &lt; 0.4 And Not CurrentTemplate Is Nothing Then
		Dim sCurrTemplateURL As String
		sCurrTemplateURL = CurrentTemplate.getURL()
		Dim sCurrFolder As String
		sCurrFolder = GetFolderName(sCurrTemplateURL)
		Dim sCurrFolderURL As String
		sCurrFolderURL = GetFolderURL(sCurrTemplateURL)
		Dim LastIndex As Integer
		LastIndex = ListBox_Templates.getSelectedItemPos() - 1
		If Not oSFA.exists(sCurrFolderURL) Then Exit Sub
		If LastIndex &lt; 0 Then Lastindex = 0
		If LastIndex &gt;= ListBox_Templates.getItemCount() - 2 Then
			If ListBox_Templates.getItemCount() = 1 Then
				LastIndex = -1
			End If 
		End If
		CloseDOC CurrentTemplate
		CurrentTemplate = Nothing
		oSFA.kill(sCurrFolderURL)
		Init = True
		LoadTemplateFolders
		Init = False
		ListBox_Templates.selectItemPos(LastIndex, True)
	End If
	tLastRemoveClick = Timer
End Sub

Function GetUserStr(InputText As String, Title As String, PreFill As String) As String
	GetUserStr = Trim(InputBox(InputText, Title, PreFill))
	GetUserStr = CleanStr(GetUserStr)
End Function

Function CleanStr(Str As String) As String
	CleanStr = Replace(Str, ":", "")
	CleanStr = Replace(CleanStr, "\", "")
	CleanStr = Replace(CleanStr, "/", "")
	CleanStr = Replace(CleanStr, "*", "")
	CleanStr = Replace(CleanStr, "?", "")
	CleanStr = Replace(CleanStr, """", "")
	CleanStr = Replace(CleanStr, "&lt;", "")
	CleanStr = Replace(CleanStr, "&gt;", "")
	CleanStr = Replace(CleanStr, "|", "")
	Do While Left(CleanStr, 1) = " "
		CleanStr = Right(CleanStr,Len(CleanStr)-1)
	Loop
	Do While Right(CleanStr, 1) = " "
		CleanStr = Left(CleanStr,Len(CleanStr)-1)
	Loop
End Function

Function SwitchOpenDoc(oToCloseDoc As Object, sToOpenDoc As String, bSaveClose As Boolean, bOpenHidden As Boolean, bFocus As Boolean) As Object
	SwitchOpenDoc = Nothing
	If Not oToCloseDoc is Nothing Then
		If bSaveClose = True Then
			SaveDOC oToCloseDoc, True
		Else
			CloseDOC oToCloseDoc
		End If
	End If
	SwitchOpenDoc = OpenDOC(sToOpenDoc, bOpenHidden, bFocus)
End Function

Function SaveCurrentDoc() As Boolean
	If Not CurrentTemplate Is Nothing Then
		SaveDOC CurrentTemplate, False
		SaveCurrentDoc = True
	Else
		SaveCurrentDoc = False
	End If
End Function

Sub SaveDOC(oDoc As Object, bClose As Boolean)
	If oDoc Is Nothing Then Exit Sub
	On Error GoTo NoDoc
	oDoc.store()
	If bClose = True Then
		CloseDOC oDoc
	End If
	NoDoc:
	On Error GoTo 0
End Sub

Function CloseCurrentDoc() As Boolean
	If Not CurrentTemplate Is Nothing Then
		CloseDOC CurrentTemplate
		SaveCurrentDoc = True
	Else
		SaveCurrentDoc = False
	End If
End Function

Sub CloseDOC(oDoc As Object)
	If oDoc Is Nothing Then Exit Sub
	oDoc.close(True)
End Sub

Function OpenDOC(sDoc As String, bHidden As Boolean, bFocus As Boolean) As Object
	OpenDOC = Nothing
	Dim TDoc As Object
	If Not oSFA.exists(sDoc) Or Not Right(sDoc, 4) = ".odt" Then 
		Exit Function
	End If
	
    Dim oDesktop As Object
    oDesktop = CreateUnoService("com.sun.star.frame.Desktop")
    Dim oArgs(0) As New com.sun.star.beans.PropertyValue
	If bHidden = True Then				
		oArgs(0).Name = "Hidden"
		oArgs(0).Value = True
	End If
	TDoc = oDesktop.loadComponentFromURL(sDoc, "_blank", 0, oArgs())
	If bFocus = True Then
		TDoc.CurrentController.Frame.ContainerWindow.setFocus()
	End If
	OpenDoc = TDoc
End Function

Function GetFile(Folder As String, Filter As String) As String
	GetFile = ""
	Dim aFiles As Variant
    aFiles = oSFA.getFolderContents(Folder, True)
    Dim aFile as Object
    For i = LBound(aFiles) To UBound(aFiles)
        Dim sName As String
        sName = GetFileName(aFiles(i))
        If Right(sName, Len(Filter)) = Filter Then
        	GetFile = aFiles(i)
        	Exit For
        End If
	Next i
End Function

Function SerPrim(v)
    Select Case VarType(v)
        Case 2,3,4,5,6,7,8,11 ' Integer, Long, Single, Double, Currency, Date, String, Boolean
            SerPrim = VarType(v) &amp; ":" &amp; Replace(CStr(v), "\", "\\")
        Case Else
            SerPrim = "0:"
    End Select
End Function

Function SerArray(a)
    Dim i As Long, s As String
    s = "A|"
    For i = LBound(a) To UBound(a)
        s = s &amp; SerPrim(a(i)) &amp; "|"
    Next
    SerArray = s
End Function

Function SerDict(d)
    Dim k
    Dim s As String
    s = "D|"
    For Each k In d.Keys
        s = s &amp; SerPrim(k) &amp; "=" &amp; SerPrim(d.Item(k)) &amp; "|"
    Next k
    SerDict = s
End Function

Function DePrim(s)
    Dim t As Integer, v As String
    t = CInt(Left(s, InStr(s, ":") - 1))
    v = Replace(Mid(s, InStr(s, ":") + 1), "\\", "\")
    Select Case t
        Case 2: DePrim = CInt(v)
        Case 3: DePrim = CLng(v)
        Case 4: DePrim = CSng(v)
        Case 5: DePrim = CDbl(v)
        Case 6: DePrim = CCur(v)
        Case 7: DePrim = CDate(v)
        Case 8: DePrim = v
        Case 11: DePrim = CBool(v)
        Case Else: DePrim = Empty
    End Select
End Function

Function DeArray(s)
    Dim a(), p(), i As Long
    p = Split(Mid(s, 3), "|")
    ReDim a(0 To UBound(p) - 1)
    For i = 0 To UBound(a)
        a(i) = DePrim(p(i))
    Next
    DeArray = a
End Function

Function DeDict(s) As Object
    Dim d As Object
    Dim p()
    Dim kv() As String
    Dim i As Long
    Dim m As String
    m = Mid(s, 3)
    d = CreateObject("Scripting.Dictionary")
    p = Split(Mid(s, 3), "|")
    For i = 0 To UBound(p) - 1
        kv = Split(p(i), "=")
        d.Add DePrim(kv(0)), DePrim(kv(1))
    Next
    DeDict = d
    TParDic = d
End Function

Function DictTo2DArray(d As Object) As Variant
    Dim a(), i As Long, k As Variant
    ReDim a(0 To d.Count - 1, 0 To 1)
    i = 0
    For Each k In d.Keys
        a(i, 0) = k       ' Key
        a(i, 1) = d.Item(k) ' Value
        i = i + 1
    Next
    DictTo2DArray = a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Zahlungsmaske.xml><?xml version="1.0" encoding="utf-8"?>
<!DOCTYPE window  PUBLIC '-//OpenOffice.org//DTD OfficeDocument 1.0//EN'  'dialog.dtd'>
<dlg:window xmlns:dlg="http://openoffice.org/2000/dialog" xmlns:script="http://openoffice.org/2000/script" dlg:id="QuickBewerbung" dlg:left="12" dlg:top="17" dlg:width="471" dlg:height="169" dlg:closeable="true" dlg:moveable="true" dlg:title="Bewerbung erstellen">
  <script:event script:event-name="on-keyup" script:macro-name="vnd.sun.star.script:Standard.Module1.Test?language=Basic&amp;location=application" script:language="Script"/>
  <dlg:bulletinboard>
    <dlg:button dlg:id="Btn_Cancel" dlg:tab-index="2" dlg:left="30" dlg:top="142" dlg:width="46" dlg:height="15" dlg:value="Abbruch">
      <script:event script:event-name="on-performaction" script:macro-name="vnd.sun.star.script:Standard.Main.CancelPressed?language=Basic&amp;location=document" script:language="Script"/>
    </dlg:button>
    <dlg:text dlg:id="Lbl_Template" dlg:tab-index="4" dlg:left="242" dlg:top="8" dlg:width="38" dlg:height="8" dlg:value="Template"/>
    <dlg:menulist dlg:id="ListBox_Templates" dlg:tab-index="0" dlg:left="240" dlg:top="19" dlg:width="89" dlg:height="117">
      <script:event script:event-name="on-itemstatechange" script:macro-name="vnd.sun.star.script:Standard.Main.TemplateSelectionChanged?language=Basic&amp;location=document" script:language="Script"/>
      <script:event script:event-name="on-mousedown" script:macro-name="vnd.sun.star.script:Standard.Main.TemplateClicked?language=Basic&amp;location=document" script:language="Script"/>
    </dlg:menulist>
    <dlg:button dlg:id="Btn_Accept" dlg:tab-index="1" dlg:left="26" dlg:top="118" dlg:width="59" dlg:height="15" dlg:value="Akzeptieren">
      <script:event script:event-name="on-performaction" script:macro-name="vnd.sun.star.script:Standard.Main.OKPressed?language=Basic&amp;location=document" script:language="Script"/>
    </dlg:button>
    <dlg:radiogroup>
      <dlg:radio dlg:id="Cb_SaveTemplateOnAccept" dlg:tab-index="6" dlg:left="335" dlg:top="91" dlg:width="102" dlg:height="8" dlg:value="Template bei Änderung speichern"/>
    </dlg:radiogroup>
    <dlg:button dlg:id="Btn_SaveTemplate" dlg:tab-index="5" dlg:left="335" dlg:top="18" dlg:width="59" dlg:height="15" dlg:value="Template speichern">
      <script:event script:event-name="on-performaction" script:macro-name="vnd.sun.star.script:Standard.Main.SaveCurrentDoc?language=Basic&amp;location=document" script:language="Script"/>
    </dlg:button>
    <dlg:button dlg:id="Btn_CopyTemplate" dlg:tab-index="7" dlg:left="335" dlg:top="43" dlg:width="59" dlg:height="15" dlg:value="Template kopieren">
      <script:event script:event-name="on-performaction" script:macro-name="vnd.sun.star.script:Standard.Main.TemplateCopy?language=Basic&amp;location=document" script:language="Script"/>
    </dlg:button>
    <dlg:button dlg:id="Btn_RemoveTemplate" dlg:tab-index="8" dlg:left="335" dlg:top="68" dlg:width="59" dlg:height="15" dlg:value="Template löschen">
      <script:event script:event-name="on-performaction" script:macro-name="vnd.sun.star.script:Standard.Main.TemplateRemove?language=Basic&amp;location=document" script:language="Script"/>
    </dlg:button>
    <dlg:radiogroup>
      <dlg:radio dlg:id="Cb_TemplateInFolderName" dlg:tab-index="9" dlg:left="87" dlg:top="142" dlg:width="134" dlg:height="8" dlg:value="Template in erzeugtem Ordnernamen speichern" dlg:checked="true"/>
    </dlg:radiogroup>
    <dlg:text dlg:id="Lbl_Parameters" dlg:tab-index="3" dlg:left="17" dlg:top="9" dlg:width="38" dlg:height="8" dlg:value="Parameter"/>
    <dlg:table dlg:id="Tbl_Parameter" dlg:tab-index="10" dlg:left="19" dlg:top="21" dlg:width="123" dlg:height="89" dlg:usegridlines="true">
      <script:event script:event-name="on-mouseup" script:macro-name="vnd.sun.star.script:Standard.Main.GridSelect?language=Basic&amp;location=document" script:language="Script"/>
    </dlg:tabl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Zahlungsmask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